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readin;</text:p>
      <text:p text:style-name="Standard">import java.io.FileWriter;</text:p>
      <text:p text:style-name="Standard">import java.io.*;</text:p>
      <text:p text:style-name="Standard">import java.io.IOException;</text:p>
      <text:p text:style-name="Standard">import java.io.RandomAccessFile;</text:p>
      <text:p text:style-name="Standard">import java.net.*;</text:p>
      <text:p text:style-name="Standard"/>
      <text:p text:style-name="Standard"/>
      <text:p text:style-name="Standard">public class Readinterface {</text:p>
      <text:p text:style-name="Standard"/>
      <text:p text:style-name="Standard"><text:tab/>/**</text:p>
      <text:p text:style-name="Standard"><text:tab/> * @param args</text:p>
      <text:p text:style-name="Standard"><text:tab/> */</text:p>
      <text:p text:style-name="Standard"><text:tab/>public static void main(String[] args) {</text:p>
      <text:p text:style-name="Standard"><text:tab/><text:tab/>// TODO Auto-generated method stub</text:p>
      <text:p text:style-name="Standard"><text:s text:c="5"/>try</text:p>
      <text:p text:style-name="Standard"><text:s text:c="5"/>{</text:p>
      <text:p text:style-name="Standard"><text:tab/><text:tab/>URL aurl = new URL("http://www.douban.com/location/nanjing/");</text:p>
      <text:p text:style-name="Standard"><text:tab/><text:tab/>InputStreamReader br = new InputStreamReader(aurl.openStream(),"UTF-8");</text:p>
      <text:p text:style-name="Standard"><text:tab/><text:tab/>FileWriter fw = new FileWriter("132.txt");</text:p>
      <text:p text:style-name="Standard"><text:tab/><text:tab/>StringBuffer input = new StringBuffer();</text:p>
      <text:p text:style-name="Standard"><text:tab/><text:tab/>int ch;</text:p>
      <text:p text:style-name="Standard"><text:tab/><text:tab/>while((ch = br.read())!=-1)</text:p>
      <text:p text:style-name="Standard"><text:tab/><text:tab/>input.append((char)ch);</text:p>
      <text:p text:style-name="Standard"><text:tab/><text:tab/>System.out.println(input);</text:p>
      <text:p text:style-name="Standard"><text:tab/><text:tab/>fw.flush();</text:p>
      <text:p text:style-name="Standard"><text:tab/><text:tab/>fw.close(); </text:p>
      <text:p text:style-name="Standard"><text:s text:c="5"/>}</text:p>
      <text:p text:style-name="Standard"><text:s text:c="5"/>catch (IOException e) {</text:p>
      <text:p text:style-name="Standard"><text:tab/><text:tab/><text:tab/>e.printStackTrace();</text:p>
      <text:p text:style-name="Standard"><text:tab/><text:tab/>}</text:p>
      <text:p text:style-name="Standard"><text:tab/> <text:s/>}</text:p>
      <text:p text:style-name="Standard"><text:tab/><text:tab/></text:p>
      <text:p text:style-name="Standard"><text:tab/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SG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c </meta:initial-creator>
    <meta:creation-date>2012-05-06T10:43:16</meta:creation-date>
    <meta:generator>LibreOffice/3.5$Linux_x86 LibreOffice_project/350m1$Build-202</meta:generator>
    <dc:date>2012-05-06T10:46:49</dc:date>
    <dc:creator>jxc </dc:creator>
    <meta:editing-duration>P0D</meta:editing-duration>
    <meta:editing-cycles>1</meta:editing-cycles>
    <meta:document-statistic meta:table-count="0" meta:image-count="0" meta:object-count="0" meta:page-count="1" meta:paragraph-count="31" meta:word-count="72" meta:character-count="687" meta:non-whitespace-character-count="585"/>
  </office:meta>
</office:document-meta>
</file>